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63e6c0"/>
    </style:style>
    <style:style style:name="P2" style:family="paragraph" style:parent-style-name="Text_20_body">
      <style:text-properties officeooo:rsid="006f7ee2" officeooo:paragraph-rsid="006f7ee2"/>
    </style:style>
    <style:style style:name="P3" style:family="paragraph" style:parent-style-name="Text_20_body">
      <style:text-properties officeooo:rsid="0063e6c0" officeooo:paragraph-rsid="0063e6c0"/>
    </style:style>
    <style:style style:name="P4" style:family="paragraph" style:parent-style-name="Text_20_body">
      <style:text-properties officeooo:rsid="00829da6" officeooo:paragraph-rsid="00829da6"/>
    </style:style>
    <style:style style:name="P5" style:family="paragraph" style:parent-style-name="Text_20_body" style:list-style-name="L2"/>
    <style:style style:name="P6" style:family="paragraph" style:parent-style-name="Text_20_body">
      <style:paragraph-properties style:writing-mode="lr-tb"/>
      <style:text-properties officeooo:rsid="008a213e" officeooo:paragraph-rsid="008a213e"/>
    </style:style>
    <style:style style:name="P7" style:family="paragraph" style:parent-style-name="Text_20_body">
      <style:paragraph-properties style:writing-mode="lr-tb"/>
      <style:text-properties officeooo:rsid="008a213e" officeooo:paragraph-rsid="008c2127"/>
    </style:style>
    <style:style style:name="P8" style:family="paragraph" style:parent-style-name="Text_20_body">
      <style:paragraph-properties style:writing-mode="lr-tb"/>
      <style:text-properties officeooo:rsid="008a92c0" officeooo:paragraph-rsid="008a92c0"/>
    </style:style>
    <style:style style:name="P9" style:family="paragraph" style:parent-style-name="Text_20_body">
      <style:paragraph-properties style:writing-mode="lr-tb"/>
      <style:text-properties officeooo:paragraph-rsid="008a92c0"/>
    </style:style>
    <style:style style:name="P10" style:family="paragraph" style:parent-style-name="Text_20_body">
      <style:paragraph-properties style:writing-mode="lr-tb"/>
      <style:text-properties officeooo:rsid="008c2127" officeooo:paragraph-rsid="008c2127"/>
    </style:style>
    <style:style style:name="P11" style:family="paragraph" style:parent-style-name="Text_20_body">
      <style:paragraph-properties style:writing-mode="lr-tb"/>
      <style:text-properties officeooo:paragraph-rsid="008c2127"/>
    </style:style>
    <style:style style:name="P12" style:family="paragraph" style:parent-style-name="List" style:list-style-name="L2"/>
    <style:style style:name="T1" style:family="text">
      <style:text-properties officeooo:rsid="001ac5f4"/>
    </style:style>
    <style:style style:name="T2" style:family="text">
      <style:text-properties officeooo:rsid="0015ba37"/>
    </style:style>
    <style:style style:name="T3" style:family="text">
      <style:text-properties fo:font-weight="bold" style:font-weight-asian="bold" style:font-weight-complex="bold"/>
    </style:style>
    <style:style style:name="T4" style:family="text">
      <style:text-properties fo:font-weight="bold" officeooo:rsid="006f7ee2" style:font-weight-asian="bold" style:font-weight-complex="bold"/>
    </style:style>
    <style:style style:name="T5" style:family="text">
      <style:text-properties fo:font-weight="bold" officeooo:rsid="008a213e" style:font-weight-asian="bold" style:font-weight-complex="bold"/>
    </style:style>
    <style:style style:name="T6" style:family="text">
      <style:text-properties officeooo:rsid="0063e6c0"/>
    </style:style>
    <style:style style:name="T7" style:family="text">
      <style:text-properties officeooo:rsid="006a7f07"/>
    </style:style>
    <style:style style:name="T8" style:family="text">
      <style:text-properties officeooo:rsid="006f7ee2"/>
    </style:style>
    <style:style style:name="T9" style:family="text">
      <style:text-properties officeooo:rsid="007cfec5"/>
    </style:style>
    <style:style style:name="T10" style:family="text">
      <style:text-properties officeooo:rsid="00829da6"/>
    </style:style>
    <style:style style:name="T11" style:family="text">
      <style:text-properties officeooo:rsid="00883c62"/>
    </style:style>
    <style:style style:name="T12" style:family="text">
      <style:text-properties officeooo:rsid="008a213e"/>
    </style:style>
    <style:style style:name="T13" style:family="text">
      <style:text-properties officeooo:rsid="008a3cc6"/>
    </style:style>
    <style:style style:name="T14" style:family="text">
      <style:text-properties officeooo:rsid="008a3d4e"/>
    </style:style>
    <style:style style:name="T15" style:family="text">
      <style:text-properties officeooo:rsid="008a92c0"/>
    </style:style>
    <style:style style:name="T16" style:family="text">
      <style:text-properties officeooo:rsid="008c21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 <text:span text:style-name="T6">5901</text:span>: <text:span text:style-name="T11">Progress Report I</text:span></text:h>
      <text:p text:style-name="P3">Due <text:span text:style-name="T12">in CMS </text:span><text:span text:style-name="T5">before</text:span><text:span text:style-name="T12"> your </text:span><text:span text:style-name="T5">scheduled</text:span><text:span text:style-name="T12"> progress meeting.</text:span></text:p>
      <text:p text:style-name="P7">At <text:span text:style-name="T16">this point in the semester </text:span>you should be working at full capacity on your project. You should be actively communicating with your client and producing your project’s deliverables.</text:p>
      <text:p text:style-name="P7"><text:span text:style-name="T16">However, before</text:span> you get too far along in the semester, we want to check in with you to make sure we understand the status of your project. We’ve designed <text:span text:style-name="T16">this</text:span> progress report to require as little time as possible so you can keep working on your project rather than <text:span text:style-name="T16">on</text:span> this class’ assignments.</text:p>
      <text:h text:style-name="Heading_20_2" text:outline-level="2">Progress Report <text:span text:style-name="T16">(100)</text:span></text:h>
      <text:p text:style-name="P8">You will produce several artifacts to communicate the status of your project to us. You will then informally “present” these artifacts in a 30 minute <text:span text:style-name="T16">progress meeting</text:span>. <text:span text:style-name="T16">Remember to be honest when reporting your status!</text:span></text:p>
      <text:h text:style-name="Heading_20_3" text:outline-level="3"><text:span text:style-name="T15">Status </text:span>Artifacts <text:span text:style-name="T16">(50)</text:span></text:h>
      <text:p text:style-name="P6">For your progress report you will produce four items. <text:span text:style-name="T15">Observe that many of these items you already have, you’ll just need to quickly update them to be current.</text:span></text:p>
      <text:list xml:id="list3426236014" text:style-name="L2">
        <text:list-item>
          <text:p text:style-name="P12">A “4-box” as discussed in Jon Saxe’s guest lecture.</text:p>
        </text:list-item>
        <text:list-item>
          <text:p text:style-name="P12"><text:span text:style-name="T12">A risk mitigation chart describing how your team mitigated high/medium risks since the outset of the project (this is the </text:span>r<text:span text:style-name="T3">isk-mitigation-template.xlsx</text:span> <text:span text:style-name="T12">from your Project Plan – Part I).</text:span></text:p>
        </text:list-item>
        <text:list-item>
          <text:p text:style-name="P12"><text:span text:style-name="T12">A one page project plan (this is the </text:span><text:span text:style-name="T3">project-plan-template.xlsx</text:span> <text:span text:style-name="T12">from your Project Plan – Part I).</text:span></text:p>
        </text:list-item>
        <text:list-item>
          <text:p text:style-name="P5">A preliminary work product from your project. Depending on goals of project, this could be a draft wire frame, low fidelity prototype, data flow, outline, requirements, arch diagram, tech diagram etc. This is just a mechanism for describing progress and goals. <text:span text:style-name="T13">This can be a screenshot for your CMS submission.</text:span></text:p>
        </text:list-item>
      </text:list>
      <text:p text:style-name="P7">Remember when submitting any materials to the course staff that your protect your client’s IP. You should be able to communicate to us what <text:span text:style-name="T14">is going on with your project without leaking any confidential information. This does not apply to Cornell projects or CSP-ECs with option A or B. It does apply to CSP-ECs with option C.</text:span></text:p>
      <text:p text:style-name="P10">Submit your status artifacts to CMS before your scheduled progress meeting.</text:p>
      <text:h text:style-name="Heading_20_3" text:outline-level="3">Progress Meeting <text:span text:style-name="T16">(50)</text:span></text:h>
      <text:p text:style-name="P9"><text:span text:style-name="T15">Your group will need to schedule a time to informally present the status of your project October 3rd, 4th, or 6th. This informal presentation/meeting will be 30 minutes. For your meeting you should bring paper copies of the first three items. You will also use the projector in the conference room to display all four of your artifacts.</text:span></text:p>
      <text:p text:style-name="P11"><text:span text:style-name="T16">This is an informal presentation. You are simply sharing your current progress with us. Each group member is required to speak during the meeting. Because this is an informal presentation, you should not use slides. Rather you should pass out the paper copies of your artifacts, bring up an artifact on the projector and present your status. You will be graded on whether you attend your scheduled meeting time; we are not grading you on your pres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Source Serif Pro" fo:font-family="'Source Serif Pro'" style:font-family-generic="roman"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style:writing-mode="page"/>
      <style:text-properties style:font-size-asian="10.5pt"/>
    </style:style>
    <style:style style:name="List" style:family="paragraph" style:parent-style-name="Text_20_body" style:class="list">
      <style:paragraph-properties fo:margin-top="0in" fo:margin-bottom="0in" loext:contextual-spacing="false" style:writing-mode="page"/>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in" fo:margin-bottom="0.0799in" loext:contextual-spacing="false" style:writing-mode="page"/>
      <style:text-properties style:font-name="Source Serif Pro1" fo:font-family="'Source Serif Pro'" style:font-style-name="Bold"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0799in" loext:contextual-spacing="false" style:writing-mode="page"/>
      <style:text-properties style:font-name="Source Serif Pro1" fo:font-family="'Source Serif Pro'" style:font-style-name="Bold"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Source Serif Pro1" fo:font-family="'Source Serif Pro'" style:font-style-name="Bold"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writing-mode="pag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writing-mode="page"/>
      <style:text-properties fo:font-size="80%"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63e6c0"/>
    </style:style>
    <style:style style:name="MT1" style:family="text">
      <style:text-properties officeooo:rsid="001ac5f4"/>
    </style:style>
    <style:style style:name="MT2" style:family="text">
      <style:text-properties officeooo:rsid="0015ba37"/>
    </style:style>
    <style:page-layout style:name="Mpm1">
      <style:page-layout-properties fo:page-width="8.5in" fo:page-height="11in" style:num-format="1" style:print-orientation="portrait" fo:margin-top="0.75in" fo:margin-bottom="0.6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INFO 5901 – Fall 2017<text:tab/><text:tab/>Page </text:span><text:page-number text:select-page="current">1</text:page-number> <text:span text:style-name="MT2">of </text:span><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Harms</meta:initial-creator>
    <meta:creation-date>2017-08-12T10:56:17.903562103</meta:creation-date>
    <dc:date>2017-09-25T16:14:50.032477521</dc:date>
    <dc:creator>Kyle Harms</dc:creator>
    <meta:editing-duration>P1DT23H8M6S</meta:editing-duration>
    <meta:editing-cycles>67</meta:editing-cycles>
    <meta:generator>LibreOffice/5.3.6.1$Linux_X86_64 LibreOffice_project/30$Build-1</meta:generator>
    <meta:printed-by>Kyle Harms</meta:printed-by>
    <meta:print-date>2017-08-20T14:21:59.636938880</meta:print-date>
    <meta:document-statistic meta:table-count="0" meta:image-count="0" meta:object-count="0" meta:page-count="1" meta:paragraph-count="18" meta:word-count="483" meta:character-count="2869" meta:non-whitespace-character-count="2404"/>
  </office:meta>
</office:document-meta>
</file>